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51f5" officeooo:paragraph-rsid="001451f5"/>
    </style:style>
    <style:style style:name="P2" style:family="paragraph" style:parent-style-name="Standard" style:list-style-name="L1">
      <style:text-properties officeooo:rsid="001451f5" officeooo:paragraph-rsid="001451f5"/>
    </style:style>
    <style:style style:name="P3" style:family="paragraph" style:parent-style-name="Standard" style:list-style-name="L2">
      <style:paragraph-properties>
        <style:tab-stops>
          <style:tab-stop style:position="7.234cm"/>
        </style:tab-stops>
      </style:paragraph-properties>
      <style:text-properties officeooo:rsid="001451f5" officeooo:paragraph-rsid="001451f5"/>
    </style:style>
    <style:style style:name="P4" style:family="paragraph" style:parent-style-name="Standard" style:list-style-name="L2">
      <style:paragraph-properties>
        <style:tab-stops>
          <style:tab-stop style:position="7.234cm"/>
        </style:tab-stops>
      </style:paragraph-properties>
      <style:text-properties officeooo:rsid="001451f5" officeooo:paragraph-rsid="001451f5"/>
    </style:style>
    <style:style style:name="P5" style:family="paragraph" style:parent-style-name="Standard">
      <style:paragraph-properties>
        <style:tab-stops>
          <style:tab-stop style:position="7.234cm"/>
        </style:tab-stops>
      </style:paragraph-properties>
      <style:text-properties officeooo:rsid="001451f5" officeooo:paragraph-rsid="001451f5"/>
    </style:style>
    <style:style style:name="P6" style:family="paragraph" style:parent-style-name="Standard" style:list-style-name="L3">
      <style:paragraph-properties>
        <style:tab-stops>
          <style:tab-stop style:position="7.234cm"/>
        </style:tab-stops>
      </style:paragraph-properties>
      <style:text-properties officeooo:rsid="001451f5" officeooo:paragraph-rsid="001451f5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451f5" officeooo:paragraph-rsid="001451f5" style:font-weight-asian="bold" style:font-weight-complex="bold"/>
    </style:style>
    <style:style style:name="P8" style:family="paragraph" style:parent-style-name="Standard">
      <style:paragraph-properties fo:text-align="center" style:justify-single-word="false">
        <style:tab-stops>
          <style:tab-stop style:position="7.234cm"/>
        </style:tab-stops>
      </style:paragraph-properties>
      <style:text-properties fo:font-weight="bold" officeooo:rsid="001451f5" officeooo:paragraph-rsid="001451f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7f14a" officeooo:paragraph-rsid="0017f14a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8151e" officeooo:paragraph-rsid="0018151e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9583" officeooo:paragraph-rsid="00199583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b4c77" officeooo:paragraph-rsid="001b4c77" style:font-weight-asian="bold" style:font-weight-complex="bold"/>
    </style:style>
    <style:style style:name="P13" style:family="paragraph" style:parent-style-name="Standard" style:list-style-name="L1">
      <style:text-properties officeooo:paragraph-rsid="001451f5"/>
    </style:style>
    <style:style style:name="P14" style:family="paragraph" style:parent-style-name="Standard">
      <style:text-properties officeooo:rsid="0017f14a" officeooo:paragraph-rsid="0017f14a"/>
    </style:style>
    <style:style style:name="P15" style:family="paragraph" style:parent-style-name="Standard" style:list-style-name="L4">
      <style:text-properties officeooo:rsid="0017f14a" officeooo:paragraph-rsid="0017f14a"/>
    </style:style>
    <style:style style:name="P16" style:family="paragraph" style:parent-style-name="Standard" style:list-style-name="L5">
      <style:text-properties officeooo:rsid="0018151e" officeooo:paragraph-rsid="0018151e"/>
    </style:style>
    <style:style style:name="P17" style:family="paragraph" style:parent-style-name="Standard" style:list-style-name="L5">
      <style:text-properties officeooo:rsid="00199583" officeooo:paragraph-rsid="00199583"/>
    </style:style>
    <style:style style:name="P18" style:family="paragraph" style:parent-style-name="Standard" style:list-style-name="L6">
      <style:text-properties officeooo:rsid="00199583" officeooo:paragraph-rsid="00199583"/>
    </style:style>
    <style:style style:name="P19" style:family="paragraph" style:parent-style-name="Standard" style:list-style-name="L1">
      <style:text-properties officeooo:rsid="00199583" officeooo:paragraph-rsid="00199583"/>
    </style:style>
    <style:style style:name="P20" style:family="paragraph" style:parent-style-name="Standard" style:list-style-name="L6">
      <style:text-properties officeooo:rsid="001b4c77" officeooo:paragraph-rsid="001b4c77"/>
    </style:style>
    <style:style style:name="P21" style:family="paragraph" style:parent-style-name="Standard" style:list-style-name="L7">
      <style:text-properties officeooo:rsid="001b4c77" officeooo:paragraph-rsid="001b4c77"/>
    </style:style>
    <style:style style:name="P22" style:family="paragraph" style:parent-style-name="Standard" style:list-style-name="L7">
      <style:text-properties officeooo:rsid="001c5718" officeooo:paragraph-rsid="001c5718"/>
    </style:style>
    <style:style style:name="T1" style:family="text">
      <style:text-properties officeooo:rsid="001451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des Sociais.</text:p>
      <text:p text:style-name="P1"/>
      <text:list xml:id="list1039820925" text:style-name="L1">
        <text:list-item>
          <text:p text:style-name="P13"><text:span text:style-name="T1">Facebook;</text:span></text:p>
        </text:list-item>
        <text:list-item>
          <text:p text:style-name="P2">YouTube (Google);</text:p>
        </text:list-item>
        <text:list-item>
          <text:p text:style-name="P2">WhatsApp;</text:p>
        </text:list-item>
        <text:list-item>
          <text:p text:style-name="P2">Instagram;</text:p>
        </text:list-item>
        <text:list-item>
          <text:p text:style-name="P2">Facebook Messenger;</text:p>
        </text:list-item>
        <text:list-item>
          <text:p text:style-name="P2">LinkedIn;</text:p>
        </text:list-item>
        <text:list-item>
          <text:p text:style-name="P2">Pinterest;</text:p>
        </text:list-item>
        <text:list-item>
          <text:p text:style-name="P2">Twitter;</text:p>
        </text:list-item>
        <text:list-item>
          <text:p text:style-name="P2">TikTok;</text:p>
        </text:list-item>
        <text:list-item>
          <text:p text:style-name="P2">Snapchat;</text:p>
        </text:list-item>
        <text:list-item>
          <text:p text:style-name="P19">Foursquare;</text:p>
        </text:list-item>
      </text:list>
      <text:p text:style-name="P1"/>
      <text:p text:style-name="P1"/>
      <text:p text:style-name="P9">Redes Sociais Brasileiras.</text:p>
      <text:p text:style-name="P1"/>
      <text:list xml:id="list2907404478" text:style-name="L4">
        <text:list-item>
          <text:p text:style-name="P15">Faceblória (Rede Social Cristã);</text:p>
        </text:list-item>
        <text:list-item>
          <text:p text:style-name="P15">Mistesnet;</text:p>
        </text:list-item>
        <text:list-item>
          <text:p text:style-name="P15">Orkuti;</text:p>
        </text:list-item>
        <text:list-item>
          <text:p text:style-name="P15">Memorial Online.</text:p>
        </text:list-item>
      </text:list>
      <text:p text:style-name="P14"/>
      <text:p text:style-name="P14"/>
      <text:p text:style-name="P10">Redes Sociais de Direita.</text:p>
      <text:list xml:id="list849634546" text:style-name="L5">
        <text:list-item>
          <text:p text:style-name="P16">Parler;</text:p>
        </text:list-item>
        <text:list-item>
          <text:p text:style-name="P17">Bom Perfil;</text:p>
        </text:list-item>
        <text:list-item>
          <text:p text:style-name="P16">Signal;</text:p>
        </text:list-item>
        <text:list-item>
          <text:p text:style-name="P16">Gab;</text:p>
        </text:list-item>
        <text:list-item>
          <text:p text:style-name="P16">Telegram;</text:p>
        </text:list-item>
      </text:list>
      <text:p text:style-name="P1"/>
      <text:p text:style-name="P1"/>
      <text:p text:style-name="P11">Redes Sociais de Imagens/Fotos.</text:p>
      <text:p text:style-name="P1"/>
      <text:list xml:id="list967921108" text:style-name="L6">
        <text:list-item>
          <text:p text:style-name="P18">Pinterest;</text:p>
        </text:list-item>
        <text:list-item>
          <text:p text:style-name="P18">VSCO;</text:p>
        </text:list-item>
        <text:list-item>
          <text:p text:style-name="P18">ArtStack;</text:p>
        </text:list-item>
        <text:list-item>
          <text:p text:style-name="P18">Flickr;</text:p>
        </text:list-item>
        <text:list-item>
          <text:p text:style-name="P18">500px;</text:p>
        </text:list-item>
        <text:list-item>
          <text:p text:style-name="P20">Photobucket;</text:p>
        </text:list-item>
        <text:list-item>
          <text:p text:style-name="P20">PictureSocial;</text:p>
        </text:list-item>
        <text:list-item>
          <text:p text:style-name="P20">Bluecanvas;</text:p>
        </text:list-item>
        <text:list-item>
          <text:p text:style-name="P18">Pexels;</text:p>
        </text:list-item>
      </text:list>
      <text:p text:style-name="P1"/>
      <text:p text:style-name="P1"/>
      <text:p text:style-name="P12">Redes Sociais de Vídeos.</text:p>
      <text:p text:style-name="P1"/>
      <text:list xml:id="list1739706180" text:style-name="L7">
        <text:list-item>
          <text:p text:style-name="P21">YouTube;</text:p>
        </text:list-item>
        <text:list-item>
          <text:p text:style-name="P21">Vimeo;</text:p>
        </text:list-item>
        <text:list-item>
          <text:p text:style-name="P22">Dailymotion;</text:p>
        </text:list-item>
        <text:list-item>
          <text:p text:style-name="P22">Metacafe;</text:p>
        </text:list-item>
        <text:list-item>
          <text:p text:style-name="P22">My Veoh;</text:p>
        </text:list-item>
        <text:list-item>
          <text:p text:style-name="P22">Flickr;</text:p>
        </text:list-item>
        <text:list-item>
          <text:p text:style-name="P22"><text:soft-page-break/>Vevo;</text:p>
        </text:list-item>
        <text:list-item>
          <text:p text:style-name="P22">Twitch;</text:p>
        </text:list-item>
        <text:list-item>
          <text:p text:style-name="P22">Dtube;</text:p>
        </text:list-item>
        <text:list-item>
          <text:p text:style-name="P22">VidLii;</text:p>
        </text:list-item>
      </text:list>
      <text:p text:style-name="P1"/>
      <text:p text:style-name="P1"/>
      <text:p text:style-name="P7">Redes Sociais mais Usadas no Mundo.</text:p>
      <text:p text:style-name="P1"/>
      <text:list xml:id="list898186134" text:style-name="L2">
        <text:list-item>
          <text:p text:style-name="P3">Facebook<text:tab/>2,7 bilhões de usuários no mundo;</text:p>
        </text:list-item>
        <text:list-item>
          <text:p text:style-name="P3">YouTube<text:tab/>2 bilhões;</text:p>
        </text:list-item>
        <text:list-item>
          <text:p text:style-name="P3">WhatsApp<text:tab/>2 bilhões;</text:p>
        </text:list-item>
        <text:list-item>
          <text:p text:style-name="P3">Facebook Messenger<text:tab/>1,3 bilhões;</text:p>
        </text:list-item>
        <text:list-item>
          <text:p text:style-name="P3">WBXIN/WeChat<text:tab/>1,2 bilhões;</text:p>
        </text:list-item>
        <text:list-item>
          <text:p text:style-name="P3">Instagram<text:tab/>1,15 bilhões;</text:p>
        </text:list-item>
        <text:list-item>
          <text:p text:style-name="P3">LinkedIn<text:tab/>727 milhões;</text:p>
        </text:list-item>
        <text:list-item>
          <text:p text:style-name="P3">TikTok<text:tab/>689 milhões;</text:p>
        </text:list-item>
        <text:list-item>
          <text:p text:style-name="P3">QQ<text:tab/>648 milhões;</text:p>
        </text:list-item>
        <text:list-item>
          <text:p text:style-name="P3">Douyin<text:tab/>600 milhões;</text:p>
        </text:list-item>
      </text:list>
      <text:p text:style-name="P5">Fonte: Resultados Digitais: <text:a xlink:type="simple" xlink:href="http://www.resultadosdigitais.com.br/blog" text:style-name="Internet_20_link" text:visited-style-name="Visited_20_Internet_20_Link">www.resultadosdigitais.com.br/blog</text:a></text:p>
      <text:p text:style-name="P5"/>
      <text:p text:style-name="P5"/>
      <text:p text:style-name="P8">Principais Redes Sociais Japonesas:</text:p>
      <text:p text:style-name="P5"/>
      <text:list xml:id="list1629226602" text:style-name="L3">
        <text:list-item>
          <text:p text:style-name="P6">Tik Tok;</text:p>
        </text:list-item>
        <text:list-item>
          <text:p text:style-name="P6">Showroom;</text:p>
        </text:list-item>
        <text:list-item>
          <text:p text:style-name="P6">Ichinana Live;</text:p>
        </text:list-item>
        <text:list-item>
          <text:p text:style-name="P6">Mixi.</text:p>
        </text:list-item>
      </text:list>
      <text:p text:style-name="P5">Fonte: <text:a xlink:type="simple" xlink:href="http://www.coisasdojapao.com/" text:style-name="Internet_20_link" text:visited-style-name="Visited_20_Internet_20_Link">www.coisasdojapao.com</text:a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02:24:23.065000000</meta:creation-date>
    <dc:date>2021-06-23T05:18:49.093000000</dc:date>
    <meta:editing-duration>PT41M52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2" meta:paragraph-count="62" meta:word-count="174" meta:character-count="1035" meta:non-whitespace-character-count="976"/>
  </office:meta>
</office:document-meta>
</file>